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loor Number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Vasya goes to visit his classmate Petya. Vasya knows that Petya's apartment number is <text:bookmark text:name="MathJax-Element-1-Frame"/><text:bookmark text:name="MathJax-Span-1"/><text:bookmark text:name="MathJax-Span-2"/><text:bookmark text:name="MathJax-Span-3"/><text:span text:style-name="T1">n</text:span><text:span text:style-name="T2">�</text:span>.</text:p>
      <text:p text:style-name="P7">There is only one entrance in Petya's house and the distribution of apartments is the following: the first floor contains <text:bookmark text:name="MathJax-Element-2-Frame"/><text:bookmark text:name="MathJax-Span-4"/><text:bookmark text:name="MathJax-Span-5"/><text:bookmark text:name="MathJax-Span-6"/><text:span text:style-name="T3">2</text:span><text:span text:style-name="T2">2</text:span> apartments, every other floor contains <text:bookmark text:name="MathJax-Element-3-Frame"/><text:bookmark text:name="MathJax-Span-7"/><text:bookmark text:name="MathJax-Span-8"/><text:bookmark text:name="MathJax-Span-9"/><text:span text:style-name="T1">x</text:span><text:span text:style-name="T2">�</text:span> apartments each. Apartments are numbered starting from one, from the first floor. I.e. apartments on the first floor have numbers <text:bookmark text:name="MathJax-Element-4-Frame"/><text:bookmark text:name="MathJax-Span-10"/><text:bookmark text:name="MathJax-Span-11"/><text:bookmark text:name="MathJax-Span-12"/><text:span text:style-name="T3">1</text:span><text:span text:style-name="T2">1</text:span> and <text:bookmark text:name="MathJax-Element-5-Frame"/><text:bookmark text:name="MathJax-Span-13"/><text:bookmark text:name="MathJax-Span-14"/><text:bookmark text:name="MathJax-Span-15"/><text:span text:style-name="T3">2</text:span><text:span text:style-name="T2">2</text:span>, apartments on the second floor have numbers from <text:bookmark text:name="MathJax-Element-6-Frame"/><text:bookmark text:name="MathJax-Span-16"/><text:bookmark text:name="MathJax-Span-17"/><text:bookmark text:name="MathJax-Span-18"/><text:span text:style-name="T3">3</text:span><text:span text:style-name="T2">3</text:span> to <text:bookmark text:name="MathJax-Element-7-Frame"/><text:bookmark text:name="MathJax-Span-19"/><text:bookmark text:name="MathJax-Span-20"/><text:bookmark text:name="MathJax-Span-21"/><text:span text:style-name="T3">(</text:span><text:bookmark text:name="MathJax-Span-22"/><text:span text:style-name="T1">x</text:span><text:bookmark text:name="MathJax-Span-23"/><text:span text:style-name="T3">+</text:span><text:bookmark text:name="MathJax-Span-24"/><text:span text:style-name="T3">2</text:span><text:bookmark text:name="MathJax-Span-25"/><text:span text:style-name="T3">)</text:span><text:span text:style-name="T2">(�+2)</text:span>, apartments on the third floor have numbers from <text:bookmark text:name="MathJax-Element-8-Frame"/><text:bookmark text:name="MathJax-Span-26"/><text:bookmark text:name="MathJax-Span-27"/><text:bookmark text:name="MathJax-Span-28"/><text:span text:style-name="T3">(</text:span><text:bookmark text:name="MathJax-Span-29"/><text:span text:style-name="T1">x</text:span><text:bookmark text:name="MathJax-Span-30"/><text:span text:style-name="T3">+</text:span><text:bookmark text:name="MathJax-Span-31"/><text:span text:style-name="T3">3</text:span><text:bookmark text:name="MathJax-Span-32"/><text:span text:style-name="T3">)</text:span><text:span text:style-name="T2">(�+3)</text:span> to <text:bookmark text:name="MathJax-Element-9-Frame"/><text:bookmark text:name="MathJax-Span-33"/><text:bookmark text:name="MathJax-Span-34"/><text:bookmark text:name="MathJax-Span-35"/><text:span text:style-name="T3">(</text:span><text:bookmark text:name="MathJax-Span-36"/><text:span text:style-name="T3">2</text:span><text:bookmark text:name="MathJax-Span-37"/><text:span text:style-name="T4">⋅</text:span><text:bookmark text:name="MathJax-Span-38"/><text:span text:style-name="T1">x</text:span><text:bookmark text:name="MathJax-Span-39"/><text:span text:style-name="T3">+</text:span><text:bookmark text:name="MathJax-Span-40"/><text:span text:style-name="T3">2</text:span><text:bookmark text:name="MathJax-Span-41"/><text:span text:style-name="T3">)</text:span><text:span text:style-name="T2">(2⋅�+2)</text:span>, and so on.</text:p>
      <text:p text:style-name="P7">Your task is to find the number of floor on which Petya lives. Assume that the house is always high enough to fit at least <text:bookmark text:name="MathJax-Element-10-Frame"/><text:bookmark text:name="MathJax-Span-42"/><text:bookmark text:name="MathJax-Span-43"/><text:bookmark text:name="MathJax-Span-44"/><text:span text:style-name="T1">n</text:span><text:span text:style-name="T2">�</text:span> apartments.</text:p>
      <text:p text:style-name="P7">You have to answer <text:bookmark text:name="MathJax-Element-11-Frame"/><text:bookmark text:name="MathJax-Span-45"/><text:bookmark text:name="MathJax-Span-46"/><text:bookmark text:name="MathJax-Span-47"/><text:span text:style-name="T1">t</text:span><text:span text:style-name="T2">�</text:span> independent test cases.</text:p>
      <text:p text:style-name="P10">Input</text:p>
      <text:p text:style-name="P7">The first line of the input contains one integer <text:bookmark text:name="MathJax-Element-12-Frame"/><text:bookmark text:name="MathJax-Span-48"/><text:bookmark text:name="MathJax-Span-49"/><text:bookmark text:name="MathJax-Span-50"/><text:span text:style-name="T1">t</text:span><text:span text:style-name="T2">�</text:span> (<text:bookmark text:name="MathJax-Element-13-Frame"/><text:bookmark text:name="MathJax-Span-51"/><text:bookmark text:name="MathJax-Span-52"/><text:bookmark text:name="MathJax-Span-53"/><text:span text:style-name="T3">1</text:span><text:bookmark text:name="MathJax-Span-54"/><text:span text:style-name="T4">≤</text:span><text:bookmark text:name="MathJax-Span-55"/><text:span text:style-name="T1">t</text:span><text:bookmark text:name="MathJax-Span-56"/><text:span text:style-name="T4">≤</text:span><text:bookmark text:name="MathJax-Span-57"/><text:span text:style-name="T3">1000</text:span><text:span text:style-name="T2">1≤�≤1000</text:span>) — the number of test cases. Then <text:bookmark text:name="MathJax-Element-14-Frame"/><text:bookmark text:name="MathJax-Span-58"/><text:bookmark text:name="MathJax-Span-59"/><text:bookmark text:name="MathJax-Span-60"/><text:span text:style-name="T1">t</text:span><text:span text:style-name="T2">�</text:span> test cases follow.</text:p>
      <text:p text:style-name="P7">The only line of the test case contains two integers <text:bookmark text:name="MathJax-Element-15-Frame"/><text:bookmark text:name="MathJax-Span-61"/><text:bookmark text:name="MathJax-Span-62"/><text:bookmark text:name="MathJax-Span-63"/><text:span text:style-name="T1">n</text:span><text:span text:style-name="T2">�</text:span> and <text:bookmark text:name="MathJax-Element-16-Frame"/><text:bookmark text:name="MathJax-Span-64"/><text:bookmark text:name="MathJax-Span-65"/><text:bookmark text:name="MathJax-Span-66"/><text:span text:style-name="T1">x</text:span><text:span text:style-name="T2">�</text:span> (<text:bookmark text:name="MathJax-Element-17-Frame"/><text:bookmark text:name="MathJax-Span-67"/><text:bookmark text:name="MathJax-Span-68"/><text:bookmark text:name="MathJax-Span-69"/><text:span text:style-name="T3">1</text:span><text:bookmark text:name="MathJax-Span-70"/><text:span text:style-name="T4">≤</text:span><text:bookmark text:name="MathJax-Span-71"/><text:span text:style-name="T1">n</text:span><text:bookmark text:name="MathJax-Span-72"/><text:span text:style-name="T3">,</text:span><text:bookmark text:name="MathJax-Span-73"/><text:span text:style-name="T1">x</text:span><text:bookmark text:name="MathJax-Span-74"/><text:span text:style-name="T4">≤</text:span><text:bookmark text:name="MathJax-Span-75"/><text:span text:style-name="T3">1000</text:span><text:span text:style-name="T2">1≤�,�≤1000</text:span>) — the number of Petya's apartment and the number of apartments on each floor of the house except the first one (there are two apartments on the first floor).</text:p>
      <text:p text:style-name="P10">Output</text:p>
      <text:p text:style-name="P8">For each test case, print the answer: the number of floor on which Petya lives.</text:p>
      <text:p text:style-name="P9">Example</text:p>
      <text:p text:style-name="P11">input</text:p>
      <text:section text:style-name="Sect1" text:name="id005498957949818164">
        <text:p text:style-name="P12">Copy</text:p>
      </text:section>
      <text:p text:style-name="P1"><text:bookmark text:name="id005430128135359114"/>4</text:p>
      <text:p text:style-name="P2">7 3</text:p>
      <text:p text:style-name="P2">1 5</text:p>
      <text:p text:style-name="P2">22 5</text:p>
      <text:p text:style-name="P2">987 13</text:p>
      <text:p text:style-name="P11">output</text:p>
      <text:section text:style-name="Sect1" text:name="id0026739350511777293">
        <text:p text:style-name="P12">Copy</text:p>
      </text:section>
      <text:p text:style-name="P1"><text:bookmark text:name="id005132519624374015"/>3</text:p>
      <text:p text:style-name="P2">1</text:p>
      <text:p text:style-name="P2">5</text:p>
      <text:p text:style-name="P2">77</text:p>
      <text:p text:style-name="P10">Note</text:p>
      <text:p text:style-name="P7">Consider the first test case of the example: the first floor contains apartments with numbers <text:bookmark text:name="MathJax-Element-18-Frame"/><text:bookmark text:name="MathJax-Span-76"/><text:bookmark text:name="MathJax-Span-77"/><text:bookmark text:name="MathJax-Span-78"/><text:span text:style-name="T3">1</text:span><text:span text:style-name="T2">1</text:span> and <text:bookmark text:name="MathJax-Element-19-Frame"/><text:bookmark text:name="MathJax-Span-79"/><text:bookmark text:name="MathJax-Span-80"/><text:bookmark text:name="MathJax-Span-81"/><text:span text:style-name="T3">2</text:span><text:span text:style-name="T2">2</text:span>, the second one contains apartments with numbers <text:bookmark text:name="MathJax-Element-20-Frame"/><text:bookmark text:name="MathJax-Span-82"/><text:bookmark text:name="MathJax-Span-83"/><text:bookmark text:name="MathJax-Span-84"/><text:span text:style-name="T3">3</text:span><text:span text:style-name="T2">3</text:span>, <text:bookmark text:name="MathJax-Element-21-Frame"/><text:bookmark text:name="MathJax-Span-85"/><text:bookmark text:name="MathJax-Span-86"/><text:bookmark text:name="MathJax-Span-87"/><text:span text:style-name="T3">4</text:span><text:span text:style-name="T2">4</text:span> and <text:bookmark text:name="MathJax-Element-22-Frame"/><text:bookmark text:name="MathJax-Span-88"/><text:bookmark text:name="MathJax-Span-89"/><text:bookmark text:name="MathJax-Span-90"/><text:span text:style-name="T3">5</text:span><text:span text:style-name="T2">5</text:span>, the third one contains apartments with numbers <text:bookmark text:name="MathJax-Element-23-Frame"/><text:bookmark text:name="MathJax-Span-91"/><text:bookmark text:name="MathJax-Span-92"/><text:bookmark text:name="MathJax-Span-93"/><text:span text:style-name="T3">6</text:span><text:span text:style-name="T2">6</text:span>, <text:bookmark text:name="MathJax-Element-24-Frame"/><text:bookmark text:name="MathJax-Span-94"/><text:bookmark text:name="MathJax-Span-95"/><text:bookmark text:name="MathJax-Span-96"/><text:span text:style-name="T3">7</text:span><text:span text:style-name="T2">7</text:span> and <text:bookmark text:name="MathJax-Element-25-Frame"/><text:bookmark text:name="MathJax-Span-97"/><text:bookmark text:name="MathJax-Span-98"/><text:bookmark text:name="MathJax-Span-99"/><text:span text:style-name="T3">8</text:span><text:span text:style-name="T2">8</text:span>. Therefore, Petya lives on the third floor.</text:p>
      <text:p text:style-name="P7">In the second test case of the example, Petya lives in the apartment <text:bookmark text:name="MathJax-Element-26-Frame"/><text:bookmark text:name="MathJax-Span-100"/><text:bookmark text:name="MathJax-Span-101"/><text:bookmark text:name="MathJax-Span-102"/><text:span text:style-name="T3">1</text:span><text:span text:style-name="T2">1</text:span> which is on the first floo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1T08:25:43.607000000</dc:date>
    <meta:editing-duration>PT10S</meta:editing-duration>
    <meta:editing-cycles>1</meta:editing-cycles>
    <meta:document-statistic meta:table-count="0" meta:image-count="0" meta:object-count="0" meta:page-count="1" meta:paragraph-count="35" meta:word-count="311" meta:character-count="1729" meta:non-whitespace-character-count="1451"/>
    <meta:generator>LibreOffice/7.2.2.2$Windows_X86_64 LibreOffice_project/02b2acce88a210515b4a5bb2e46cbfb63fe97d56</meta:generator>
  </office:meta>
</office:document-meta>
</file>